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D0000015318819FDAC1FFB3A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714" officeooo:paragraph-rsid="0001f714"/>
    </style:style>
    <style:style style:name="T1" style:family="text">
      <style:text-properties officeooo:rsid="000a980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SAP – <text:span text:style-name="T1">763 Criar Remessa </text:span></text:p>
      <text:p text:style-name="P1"/>
      <text:p text:style-name="P1"/>
      <text:p text:style-name="P1"><draw:frame draw:style-name="fr1" draw:name="Figura1" text:anchor-type="paragraph" svg:width="17cm" svg:height="5.233cm" draw:z-index="0"><draw:image xlink:href="Pictures/100000000000044D0000015318819FDAC1FFB3A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13:41.860000000</meta:creation-date>
    <dc:date>2018-06-14T08:45:28.889000000</dc:date>
    <meta:editing-duration>PT8H27M48S</meta:editing-duration>
    <meta:editing-cycles>10</meta:editing-cycles>
    <meta:generator>LibreOffice/5.1.4.2$Windows_x86 LibreOffice_project/f99d75f39f1c57ebdd7ffc5f42867c12031db97a</meta:generator>
    <meta:document-statistic meta:table-count="0" meta:image-count="1" meta:object-count="0" meta:page-count="1" meta:paragraph-count="1" meta:word-count="5" meta:character-count="30" meta:non-whitespace-character-count="24"/>
  </office:meta>
</office:document-meta>
</file>